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00000002F56B20E447.png" manifest:media-type="image/png"/>
  <manifest:file-entry manifest:full-path="Pictures/1000000100000500000002F530CA4E56.png" manifest:media-type="image/png"/>
  <manifest:file-entry manifest:full-path="Pictures/1000000000000500000002F59102DE09.png" manifest:media-type="image/png"/>
  <manifest:file-entry manifest:full-path="Pictures/1000000100000500000002F519BFCBB5.png" manifest:media-type="image/png"/>
  <manifest:file-entry manifest:full-path="Pictures/100000010000003400000028B24DE4EE.png" manifest:media-type="image/png"/>
  <manifest:file-entry manifest:full-path="Pictures/1000000100000200000002006F541A0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Text_20_body">
      <style:text-properties style:font-name="Arial" officeooo:rsid="000eecd8" officeooo:paragraph-rsid="000eecd8"/>
    </style:style>
    <style:style style:name="P7" style:family="paragraph" style:parent-style-name="Text_20_body">
      <style:paragraph-properties fo:text-align="center" style:justify-single-word="false"/>
      <style:text-properties style:font-name="Arial" officeooo:rsid="000eecd8" officeooo:paragraph-rsid="000eecd8"/>
    </style:style>
    <style:style style:name="P8" style:family="paragraph" style:parent-style-name="Text_20_body">
      <style:paragraph-properties fo:text-align="center" style:justify-single-word="false"/>
      <style:text-properties style:font-name="Arial" fo:font-style="italic" officeooo:rsid="0010712d" officeooo:paragraph-rsid="0010712d" style:font-style-asian="italic" style:font-style-complex="italic"/>
    </style:style>
    <style:style style:name="P9" style:family="paragraph" style:parent-style-name="Text_20_body">
      <style:text-properties officeooo:rsid="0010712d" officeooo:paragraph-rsid="0010712d"/>
    </style:style>
    <style:style style:name="P10" style:family="paragraph" style:parent-style-name="Text_20_body">
      <style:text-properties officeooo:rsid="0010c275" officeooo:paragraph-rsid="0010c275"/>
    </style:style>
    <style:style style:name="P11" style:family="paragraph" style:parent-style-name="Text_20_body">
      <style:text-properties fo:font-weight="bold" officeooo:rsid="0017c8ca" officeooo:paragraph-rsid="0017c8ca" style:font-weight-asian="bold" style:font-weight-complex="bold"/>
    </style:style>
    <style:style style:name="P12" style:family="paragraph" style:parent-style-name="Text_20_body">
      <style:text-properties officeooo:rsid="0011b458" officeooo:paragraph-rsid="001856e4"/>
    </style:style>
    <style:style style:name="P13" style:family="paragraph" style:parent-style-name="Text_20_body">
      <style:text-properties officeooo:rsid="00130ff0" officeooo:paragraph-rsid="00130ff0"/>
    </style:style>
    <style:style style:name="P14" style:family="paragraph" style:parent-style-name="Text_20_body">
      <style:text-properties officeooo:rsid="00153a17" officeooo:paragraph-rsid="00153a17"/>
    </style:style>
    <style:style style:name="P15" style:family="paragraph" style:parent-style-name="Text_20_body">
      <style:text-properties officeooo:paragraph-rsid="00153a17"/>
    </style:style>
    <style:style style:name="P16" style:family="paragraph" style:parent-style-name="Text_20_body">
      <style:text-properties officeooo:rsid="0017c8ca" officeooo:paragraph-rsid="0017c8ca"/>
    </style:style>
    <style:style style:name="P17" style:family="paragraph" style:parent-style-name="Text_20_body">
      <style:text-properties officeooo:paragraph-rsid="0017c8ca"/>
    </style:style>
    <style:style style:name="P18" style:family="paragraph" style:parent-style-name="Text_20_body">
      <style:paragraph-properties fo:text-align="center" style:justify-single-word="false"/>
      <style:text-properties style:font-name="Liberation Sans" fo:font-style="italic" officeooo:rsid="000eecd8" officeooo:paragraph-rsid="000eecd8" style:font-style-asian="italic" style:font-style-complex="italic"/>
    </style:style>
    <style:style style:name="P19" style:family="paragraph" style:parent-style-name="Title">
      <style:text-properties style:font-name="Liberation Sans"/>
    </style:style>
    <style:style style:name="P20" style:family="paragraph" style:parent-style-name="Text_20_body">
      <style:text-properties fo:font-weight="normal" officeooo:rsid="0011b458" officeooo:paragraph-rsid="0011b458" style:font-weight-asian="normal" style:font-weight-complex="normal"/>
    </style:style>
    <style:style style:name="P21" style:family="paragraph" style:parent-style-name="Text_20_body">
      <style:text-properties officeooo:paragraph-rsid="00183745"/>
    </style:style>
    <style:style style:name="P22" style:family="paragraph" style:parent-style-name="Text_20_body">
      <style:text-properties officeooo:paragraph-rsid="002ce405"/>
    </style:style>
    <style:style style:name="P23" style:family="paragraph" style:parent-style-name="Text_20_body">
      <style:text-properties officeooo:rsid="003502a5" officeooo:paragraph-rsid="003502a5"/>
    </style:style>
    <style:style style:name="P24" style:family="paragraph" style:parent-style-name="Text_20_body">
      <style:text-properties officeooo:rsid="00590c65" officeooo:paragraph-rsid="00590c65"/>
    </style:style>
    <style:style style:name="P25" style:family="paragraph" style:parent-style-name="Heading_20_1">
      <style:paragraph-properties fo:break-before="page"/>
      <style:text-properties style:font-name="Liberation Sans" fo:font-size="18.2000007629395pt" fo:font-weight="bold" officeooo:rsid="0010c275" officeooo:paragraph-rsid="0010c275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26" style:family="paragraph" style:parent-style-name="Heading_20_1">
      <style:text-properties style:font-name="Liberation Sans" fo:font-size="18.2000007629395pt" fo:font-weight="bold" officeooo:rsid="0010c275" officeooo:paragraph-rsid="0010712d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27" style:family="paragraph" style:parent-style-name="Heading_20_2">
      <style:text-properties officeooo:rsid="0010c275" officeooo:paragraph-rsid="0010c275"/>
    </style:style>
    <style:style style:name="P28" style:family="paragraph" style:parent-style-name="Heading_20_2">
      <style:text-properties officeooo:rsid="0011b458" officeooo:paragraph-rsid="0011b458"/>
    </style:style>
    <style:style style:name="P29" style:family="paragraph" style:parent-style-name="Heading_20_2">
      <style:text-properties officeooo:rsid="00153a17" officeooo:paragraph-rsid="00153a17"/>
    </style:style>
    <style:style style:name="P30" style:family="paragraph" style:parent-style-name="Heading_20_2">
      <style:text-properties officeooo:rsid="0017c8ca" officeooo:paragraph-rsid="0017c8ca"/>
    </style:style>
    <style:style style:name="P31" style:family="paragraph" style:parent-style-name="Text_20_body" style:list-style-name="L1">
      <style:text-properties officeooo:paragraph-rsid="001856e4"/>
    </style:style>
    <style:style style:name="P32" style:family="paragraph" style:parent-style-name="Text_20_body" style:list-style-name="L1">
      <style:text-properties officeooo:paragraph-rsid="003502a5"/>
    </style:style>
    <style:style style:name="P33" style:family="paragraph" style:parent-style-name="Text_20_body" style:list-style-name="L2">
      <style:text-properties officeooo:rsid="00590c65" officeooo:paragraph-rsid="00590c65"/>
    </style:style>
    <style:style style:name="P34" style:family="paragraph" style:parent-style-name="Text_20_body" style:list-style-name="L2">
      <style:text-properties fo:font-weight="bold" officeooo:rsid="00590c65" officeooo:paragraph-rsid="00590c65" style:font-weight-asian="bold" style:font-weight-complex="bold"/>
    </style:style>
    <style:style style:name="P35" style:family="paragraph" style:parent-style-name="Text_20_body" style:list-style-name="L3">
      <style:text-properties fo:font-weight="bold" officeooo:rsid="0011b458" officeooo:paragraph-rsid="0011b458" style:font-weight-asian="bold" style:font-weight-complex="bold"/>
    </style:style>
    <style:style style:name="P36" style:family="paragraph" style:parent-style-name="Text_20_body" style:list-style-name="L4">
      <style:text-properties fo:font-weight="bold" officeooo:rsid="00130ff0" officeooo:paragraph-rsid="00130ff0" style:font-weight-asian="bold" style:font-weight-complex="bold"/>
    </style:style>
    <style:style style:name="P37" style:family="paragraph" style:parent-style-name="Text_20_body" style:list-style-name="L4">
      <style:text-properties fo:font-weight="bold" officeooo:rsid="00564f2c" officeooo:paragraph-rsid="00564f2c" style:font-weight-asian="bold" style:font-weight-complex="bold"/>
    </style:style>
    <style:style style:name="P38" style:family="paragraph" style:parent-style-name="Text_20_body" style:list-style-name="L4">
      <style:text-properties fo:font-weight="bold" officeooo:rsid="00506784" officeooo:paragraph-rsid="00506784" style:font-weight-asian="bold" style:font-weight-complex="bold"/>
    </style:style>
    <style:style style:name="P39" style:family="paragraph" style:parent-style-name="Text_20_body" style:list-style-name="L5">
      <style:text-properties fo:font-weight="bold" officeooo:rsid="00153a17" officeooo:paragraph-rsid="00153a17" style:font-weight-asian="bold" style:font-weight-complex="bold"/>
    </style:style>
    <style:style style:name="P40" style:family="paragraph" style:parent-style-name="Text_20_body" style:list-style-name="L5">
      <style:text-properties fo:font-weight="bold" officeooo:rsid="00171b40" officeooo:paragraph-rsid="00171b40" style:font-weight-asian="bold" style:font-weight-complex="bold"/>
    </style:style>
    <style:style style:name="P41" style:family="paragraph" style:parent-style-name="Text_20_body" style:list-style-name="L5">
      <style:text-properties fo:font-weight="bold" officeooo:rsid="00423b72" officeooo:paragraph-rsid="00423b72" style:font-weight-asian="bold" style:font-weight-complex="bold"/>
    </style:style>
    <style:style style:name="P42" style:family="paragraph" style:parent-style-name="Text_20_body" style:list-style-name="L5">
      <style:text-properties fo:font-weight="bold" officeooo:rsid="0017c8ca" officeooo:paragraph-rsid="0017c8ca" style:font-weight-asian="bold" style:font-weight-complex="bold"/>
    </style:style>
    <style:style style:name="P43" style:family="paragraph" style:parent-style-name="Text_20_body" style:list-style-name="L6">
      <style:text-properties fo:font-weight="bold" officeooo:rsid="0017c8ca" officeooo:paragraph-rsid="0017c8ca" style:font-weight-asian="bold" style:font-weight-complex="bold"/>
    </style:style>
    <style:style style:name="P44" style:family="paragraph" style:parent-style-name="Text_20_body" style:list-style-name="L6">
      <style:text-properties fo:font-weight="bold" officeooo:rsid="0018347f" officeooo:paragraph-rsid="0018347f" style:font-weight-asian="bold" style:font-weight-complex="bold"/>
    </style:style>
    <style:style style:name="P45" style:family="paragraph" style:parent-style-name="Text_20_body" style:list-style-name="L6">
      <style:text-properties fo:font-weight="bold" officeooo:rsid="0024b5ba" officeooo:paragraph-rsid="0026b36f" style:font-weight-asian="bold" style:font-weight-complex="bold"/>
    </style:style>
    <style:style style:name="P46" style:family="paragraph" style:parent-style-name="Text_20_body" style:list-style-name="L6">
      <style:text-properties fo:font-weight="bold" officeooo:rsid="00498992" officeooo:paragraph-rsid="00498992" style:font-weight-asian="bold" style:font-weight-complex="bold"/>
    </style:style>
    <style:style style:name="P47" style:family="paragraph" style:parent-style-name="Text_20_body" style:list-style-name="L6">
      <style:text-properties fo:font-weight="bold" officeooo:rsid="00183745" officeooo:paragraph-rsid="00183745" style:font-weight-asian="bold" style:font-weight-complex="bold"/>
    </style:style>
    <style:style style:name="P48" style:family="paragraph" style:parent-style-name="Text_20_body" style:list-style-name="L3">
      <style:text-properties officeooo:paragraph-rsid="0010c275"/>
    </style:style>
    <style:style style:name="P49" style:family="paragraph" style:parent-style-name="Text_20_body" style:list-style-name="L4">
      <style:text-properties officeooo:paragraph-rsid="00130ff0"/>
    </style:style>
    <style:style style:name="P50" style:family="paragraph" style:parent-style-name="Text_20_body" style:list-style-name="L4">
      <style:text-properties officeooo:paragraph-rsid="0040d301"/>
    </style:style>
    <style:style style:name="P51" style:family="paragraph" style:parent-style-name="Text_20_body" style:list-style-name="L4">
      <style:text-properties officeooo:paragraph-rsid="00139f3d"/>
    </style:style>
    <style:style style:name="P52" style:family="paragraph" style:parent-style-name="Text_20_body" style:list-style-name="L4">
      <style:text-properties officeooo:paragraph-rsid="00506784"/>
    </style:style>
    <style:style style:name="P53" style:family="paragraph" style:parent-style-name="Text_20_body" style:list-style-name="L4">
      <style:text-properties officeooo:rsid="00139f3d" officeooo:paragraph-rsid="00139f3d"/>
    </style:style>
    <style:style style:name="P54" style:family="paragraph" style:parent-style-name="Text_20_body" style:list-style-name="L4">
      <style:text-properties fo:font-style="normal" fo:font-weight="bold" officeooo:rsid="00139f3d" officeooo:paragraph-rsid="00139f3d" style:font-style-asian="normal" style:font-weight-asian="bold" style:font-style-complex="normal" style:font-weight-complex="bold"/>
    </style:style>
    <style:style style:name="P55" style:family="paragraph" style:parent-style-name="Text_20_body" style:list-style-name="L4">
      <style:text-properties fo:font-style="normal" fo:font-weight="normal" officeooo:rsid="00139f3d" officeooo:paragraph-rsid="00139f3d" style:font-style-asian="normal" style:font-weight-asian="normal" style:font-style-complex="normal" style:font-weight-complex="normal"/>
    </style:style>
    <style:style style:name="P56" style:family="paragraph" style:parent-style-name="Text_20_body" style:list-style-name="L5">
      <style:text-properties officeooo:paragraph-rsid="00171b40"/>
    </style:style>
    <style:style style:name="P57" style:family="paragraph" style:parent-style-name="Text_20_body" style:list-style-name="L5">
      <style:text-properties officeooo:paragraph-rsid="00440e15"/>
    </style:style>
    <style:style style:name="P58" style:family="paragraph" style:parent-style-name="Text_20_body" style:list-style-name="L5">
      <style:text-properties officeooo:rsid="00171b40" officeooo:paragraph-rsid="00171b40"/>
    </style:style>
    <style:style style:name="P59" style:family="paragraph" style:parent-style-name="Text_20_body" style:list-style-name="L6">
      <style:text-properties officeooo:paragraph-rsid="0018347f"/>
    </style:style>
    <style:style style:name="P60" style:family="paragraph" style:parent-style-name="Text_20_body" style:list-style-name="L6">
      <style:text-properties officeooo:paragraph-rsid="0024b5ba"/>
    </style:style>
    <style:style style:name="P61" style:family="paragraph" style:parent-style-name="Text_20_body" style:list-style-name="L6">
      <style:text-properties officeooo:paragraph-rsid="002a0612"/>
    </style:style>
    <style:style style:name="P62" style:family="paragraph" style:parent-style-name="Text_20_body" style:list-style-name="L6">
      <style:text-properties officeooo:paragraph-rsid="002a326c"/>
    </style:style>
    <style:style style:name="P63" style:family="paragraph" style:parent-style-name="Text_20_body" style:list-style-name="L6">
      <style:text-properties officeooo:paragraph-rsid="00498992"/>
    </style:style>
    <style:style style:name="P64" style:family="paragraph" style:parent-style-name="Text_20_body" style:list-style-name="L6">
      <style:text-properties officeooo:paragraph-rsid="00183745"/>
    </style:style>
    <style:style style:name="P65" style:family="paragraph" style:parent-style-name="Text_20_body" style:list-style-name="L6">
      <style:text-properties style:font-name="Liberation Sans1" fo:font-weight="normal" officeooo:rsid="002a326c" officeooo:paragraph-rsid="002a326c" style:font-weight-asian="normal" style:font-weight-complex="normal"/>
    </style:style>
    <style:style style:name="P66" style:family="paragraph" style:parent-style-name="Text_20_body" style:list-style-name="L6">
      <style:text-properties style:font-name="Liberation Sans1" fo:font-weight="bold" officeooo:rsid="0047f8aa" officeooo:paragraph-rsid="0047f8aa" style:font-weight-asian="bold" style:font-weight-complex="bold"/>
    </style:style>
    <style:style style:name="P67" style:family="paragraph" style:parent-style-name="Text_20_body" style:list-style-name="L6">
      <style:text-properties officeooo:rsid="00498992" officeooo:paragraph-rsid="00498992"/>
    </style:style>
    <style:style style:name="T1" style:family="text">
      <style:text-properties style:font-name="Arial"/>
    </style:style>
    <style:style style:name="T2" style:family="text">
      <style:text-properties style:font-name="Liberation Sans" officeooo:rsid="000eecd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c275" style:font-weight-asian="normal" style:font-weight-complex="normal"/>
    </style:style>
    <style:style style:name="T5" style:family="text">
      <style:text-properties fo:font-weight="normal" officeooo:rsid="0011b458" style:font-weight-asian="normal" style:font-weight-complex="normal"/>
    </style:style>
    <style:style style:name="T6" style:family="text">
      <style:text-properties fo:font-weight="normal" officeooo:rsid="00130ff0" style:font-weight-asian="normal" style:font-weight-complex="normal"/>
    </style:style>
    <style:style style:name="T7" style:family="text">
      <style:text-properties fo:font-weight="normal" officeooo:rsid="00153a17" style:font-weight-asian="normal" style:font-weight-complex="normal"/>
    </style:style>
    <style:style style:name="T8" style:family="text">
      <style:text-properties fo:font-weight="normal" officeooo:rsid="00171b40" style:font-weight-asian="normal" style:font-weight-complex="normal"/>
    </style:style>
    <style:style style:name="T9" style:family="text">
      <style:text-properties fo:font-weight="normal" officeooo:rsid="0018347f" style:font-weight-asian="normal" style:font-weight-complex="normal"/>
    </style:style>
    <style:style style:name="T10" style:family="text">
      <style:text-properties fo:font-weight="normal" officeooo:rsid="00183745" style:font-weight-asian="normal" style:font-weight-complex="normal"/>
    </style:style>
    <style:style style:name="T11" style:family="text">
      <style:text-properties fo:font-weight="normal" officeooo:rsid="0024b5ba" style:font-weight-asian="normal" style:font-weight-complex="normal"/>
    </style:style>
    <style:style style:name="T12" style:family="text">
      <style:text-properties fo:font-weight="normal" officeooo:rsid="0026b36f" style:font-weight-asian="normal" style:font-weight-complex="normal"/>
    </style:style>
    <style:style style:name="T13" style:family="text">
      <style:text-properties fo:font-weight="normal" officeooo:rsid="002ce405" style:font-weight-asian="normal" style:font-weight-complex="normal"/>
    </style:style>
    <style:style style:name="T14" style:family="text">
      <style:text-properties fo:font-weight="normal" officeooo:rsid="001856e4" style:font-weight-asian="normal" style:font-weight-complex="normal"/>
    </style:style>
    <style:style style:name="T15" style:family="text">
      <style:text-properties fo:font-weight="normal" officeooo:rsid="003982ea" style:font-weight-asian="normal" style:font-weight-complex="normal"/>
    </style:style>
    <style:style style:name="T16" style:family="text">
      <style:text-properties fo:font-weight="normal" officeooo:rsid="003502a5" style:font-weight-asian="normal" style:font-weight-complex="normal"/>
    </style:style>
    <style:style style:name="T17" style:family="text">
      <style:text-properties fo:font-weight="normal" officeooo:rsid="00440e15" style:font-weight-asian="normal" style:font-weight-complex="normal"/>
    </style:style>
    <style:style style:name="T18" style:family="text">
      <style:text-properties fo:font-weight="normal" officeooo:rsid="00423b72" style:font-weight-asian="normal" style:font-weight-complex="normal"/>
    </style:style>
    <style:style style:name="T19" style:family="text">
      <style:text-properties fo:font-weight="normal" officeooo:rsid="0047f8aa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0c275" style:font-weight-asian="bold" style:font-weight-complex="bold"/>
    </style:style>
    <style:style style:name="T22" style:family="text">
      <style:text-properties fo:font-weight="bold" officeooo:rsid="00130ff0" style:font-weight-asian="bold" style:font-weight-complex="bold"/>
    </style:style>
    <style:style style:name="T23" style:family="text">
      <style:text-properties fo:font-weight="bold" officeooo:rsid="00153a17" style:font-weight-asian="bold" style:font-weight-complex="bold"/>
    </style:style>
    <style:style style:name="T24" style:family="text">
      <style:text-properties fo:font-weight="bold" officeooo:rsid="0018347f" style:font-weight-asian="bold" style:font-weight-complex="bold"/>
    </style:style>
    <style:style style:name="T25" style:family="text">
      <style:text-properties fo:font-weight="bold" officeooo:rsid="00183745" style:font-weight-asian="bold" style:font-weight-complex="bold"/>
    </style:style>
    <style:style style:name="T26" style:family="text">
      <style:text-properties fo:font-weight="bold" officeooo:rsid="0024b5ba" style:font-weight-asian="bold" style:font-weight-complex="bold"/>
    </style:style>
    <style:style style:name="T27" style:family="text">
      <style:text-properties fo:font-weight="bold" officeooo:rsid="0026b36f" style:font-weight-asian="bold" style:font-weight-complex="bold"/>
    </style:style>
    <style:style style:name="T28" style:family="text">
      <style:text-properties fo:font-weight="bold" officeooo:rsid="003502a5" style:font-weight-asian="bold" style:font-weight-complex="bold"/>
    </style:style>
    <style:style style:name="T29" style:family="text">
      <style:text-properties fo:font-weight="bold" officeooo:rsid="001856e4" style:font-weight-asian="bold" style:font-weight-complex="bold"/>
    </style:style>
    <style:style style:name="T30" style:family="text">
      <style:text-properties fo:font-weight="bold" officeooo:rsid="00423b72" style:font-weight-asian="bold" style:font-weight-complex="bold"/>
    </style:style>
    <style:style style:name="T31" style:family="text">
      <style:text-properties fo:font-weight="bold" officeooo:rsid="00440e15" style:font-weight-asian="bold" style:font-weight-complex="bold"/>
    </style:style>
    <style:style style:name="T32" style:family="text">
      <style:text-properties officeooo:rsid="00130ff0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139f3d" style:font-style-asian="normal" style:font-style-complex="normal"/>
    </style:style>
    <style:style style:name="T35" style:family="text">
      <style:text-properties fo:font-style="normal" officeooo:rsid="00130ff0" style:font-style-asian="normal" style:font-style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139f3d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130ff0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153a17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171b40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17c8ca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506784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130ff0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139f3d" style:font-style-asian="normal" style:font-weight-asian="bold" style:font-style-complex="normal" style:font-weight-complex="bold"/>
    </style:style>
    <style:style style:name="T46" style:family="text">
      <style:text-properties officeooo:rsid="00153a17"/>
    </style:style>
    <style:style style:name="T47" style:family="text">
      <style:text-properties officeooo:rsid="00171b40"/>
    </style:style>
    <style:style style:name="T48" style:family="text">
      <style:text-properties officeooo:rsid="0018347f"/>
    </style:style>
    <style:style style:name="T49" style:family="text">
      <style:text-properties style:font-name="Liberation Sans1" fo:font-weight="normal" officeooo:rsid="0026b36f" style:font-weight-asian="normal" style:font-weight-complex="normal"/>
    </style:style>
    <style:style style:name="T50" style:family="text">
      <style:text-properties style:font-name="Liberation Sans1" fo:font-weight="normal" officeooo:rsid="002a0612" style:font-weight-asian="normal" style:font-weight-complex="normal"/>
    </style:style>
    <style:style style:name="T51" style:family="text">
      <style:text-properties style:font-name="Liberation Sans1" fo:font-weight="normal" officeooo:rsid="002ce405" style:font-weight-asian="normal" style:font-weight-complex="normal"/>
    </style:style>
    <style:style style:name="T52" style:family="text">
      <style:text-properties style:font-name="Liberation Sans1" fo:font-weight="normal" officeooo:rsid="00314900" style:font-weight-asian="normal" style:font-weight-complex="normal"/>
    </style:style>
    <style:style style:name="T53" style:family="text">
      <style:text-properties style:font-name="Liberation Sans1" fo:font-weight="normal" officeooo:rsid="003502a5" style:font-weight-asian="normal" style:font-weight-complex="normal"/>
    </style:style>
    <style:style style:name="T54" style:family="text">
      <style:text-properties style:font-name="Liberation Sans1" fo:font-weight="normal" officeooo:rsid="001856e4" style:font-weight-asian="normal" style:font-weight-complex="normal"/>
    </style:style>
    <style:style style:name="T55" style:family="text">
      <style:text-properties style:font-name="Liberation Sans1" fo:font-weight="normal" officeooo:rsid="00498992" style:font-weight-asian="normal" style:font-weight-complex="normal"/>
    </style:style>
    <style:style style:name="T56" style:family="text">
      <style:text-properties style:font-name="Liberation Sans1" fo:font-weight="bold" officeooo:rsid="002a0612" style:font-weight-asian="bold" style:font-weight-complex="bold"/>
    </style:style>
    <style:style style:name="T57" style:family="text">
      <style:text-properties style:font-name="Liberation Sans1" fo:font-weight="bold" officeooo:rsid="00498992" style:font-weight-asian="bold" style:font-weight-complex="bold"/>
    </style:style>
    <style:style style:name="T58" style:family="text">
      <style:text-properties style:font-name="Liberation Sans1" fo:font-style="normal" fo:font-weight="normal" officeooo:rsid="0040d301" style:font-style-asian="normal" style:font-weight-asian="normal" style:font-style-complex="normal" style:font-weight-complex="normal"/>
    </style:style>
    <style:style style:name="T59" style:family="text">
      <style:text-properties officeooo:rsid="002c091e"/>
    </style:style>
    <style:style style:name="T60" style:family="text">
      <style:text-properties officeooo:rsid="00314900"/>
    </style:style>
    <style:style style:name="T61" style:family="text">
      <style:text-properties officeooo:rsid="001856e4"/>
    </style:style>
    <style:style style:name="T62" style:family="text">
      <style:text-properties officeooo:rsid="003f4fa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AstraStack</text:p>
      <text:p text:style-name="P2"><text:span text:style-name="T2">User Manual</text:span><text:span text:style-name="T1"> </text:span></text:p>
      <text:p text:style-name="P6"/>
      <text:p text:style-name="P7"><draw:frame draw:style-name="fr4" draw:name="Image1" text:anchor-type="as-char" svg:width="11.823cm" svg:height="11.823cm" draw:z-index="0"><draw:image xlink:href="Pictures/1000000100000200000002006F541A0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18">Created by David Turner</text:p>
      <text:p text:style-name="P8"><text:a xlink:type="simple" xlink:href="https://astrastack.ca/" text:style-name="Internet_20_link" text:visited-style-name="Visited_20_Internet_20_Link">Website</text:a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">Table of Contents</text:p>
          </text:index-title>
          <text:p text:style-name="P3"><text:a xlink:type="simple" xlink:href="#__RefHeading___Toc6839_50720242" text:style-name="Index_20_Link" text:visited-style-name="Index_20_Link">1 Introduction<text:tab/>3</text:a></text:p>
          <text:p text:style-name="P3"><text:a xlink:type="simple" xlink:href="#__RefHeading___Toc6626_50720242" text:style-name="Index_20_Link" text:visited-style-name="Index_20_Link">2 User Interface<text:tab/>3</text:a></text:p>
          <text:p text:style-name="P4"><text:a xlink:type="simple" xlink:href="#__RefHeading___Toc6837_50720242" text:style-name="Index_20_Link" text:visited-style-name="Index_20_Link">2.1 Load Tab<text:tab/>4</text:a></text:p>
          <text:p text:style-name="P4"><text:a xlink:type="simple" xlink:href="#__RefHeading___Toc6841_50720242" text:style-name="Index_20_Link" text:visited-style-name="Index_20_Link">2.2 Align Tab<text:tab/>5</text:a></text:p>
          <text:p text:style-name="P4"><text:a xlink:type="simple" xlink:href="#__RefHeading___Toc6843_50720242" text:style-name="Index_20_Link" text:visited-style-name="Index_20_Link">2.3 Stack Tab<text:tab/>7</text:a></text:p>
          <text:p text:style-name="P4"><text:a xlink:type="simple" xlink:href="#__RefHeading___Toc6848_50720242" text:style-name="Index_20_Link" text:visited-style-name="Index_20_Link">2.4 Process Tab<text:tab/>8</text:a></text:p>
        </text:index-body>
      </text:table-of-content>
      <text:p text:style-name="P7"/>
      <text:h text:style-name="P25" text:outline-level="1"><text:bookmark-start text:name="__RefHeading___Toc6839_50720242"/>Introduction<text:bookmark-end text:name="__RefHeading___Toc6839_50720242"/></text:h>
      <text:p text:style-name="P10">AstraStack is an easy to use application used to stack videos or images of planets, the sun, moon, deep sky objects and more. Stacking is a technique used to improve the quality of the image by aligning each frame and then averaging the best frames to create a low noise version of the image which can then be sharpened.</text:p>
      <text:h text:style-name="P26" text:outline-level="1"><text:bookmark-start text:name="__RefHeading___Toc6626_50720242"/>User Interface<text:bookmark-end text:name="__RefHeading___Toc6626_50720242"/></text:h>
      <text:p text:style-name="P12">The user interface is split into two main sections, the <text:span text:style-name="T62">left </text:span>side panel and the image frame. <text:s/>The side panel contains all of the options for configuring the alignment, stacking, and processing. <text:s/>The image frame displays the current frame. <text:s/>Below the image frame is a frame slider which is used to specify which frame to display. <text:s/></text:p>
      <text:p text:style-name="P23">Some options are available in the top bar:</text:p>
      <text:list text:style-name="L1">
        <text:list-item>
          <text:p text:style-name="P31"><text:span text:style-name="T29">C</text:span><text:span text:style-name="T28">PUs:</text:span><text:span text:style-name="T14"> </text:span><text:span text:style-name="T53">S</text:span><text:span text:style-name="T54">et</text:span><text:span text:style-name="T53">s</text:span><text:span text:style-name="T61"> the number of CPUs to use during most steps. <text:s/>This number defaults to half the number of cpu threads you have.</text:span></text:p>
        </text:list-item>
        <text:list-item>
          <text:p text:style-name="P32"><text:span text:style-name="T28">Color:</text:span><text:span text:style-name="T16"> What color mode the source file should be interpreted as. <text:s/>‘Auto’ is the default and will attempt to guess which color mode the file is, but if the colors look incorrect, then you can select it manually in the drop down. <text:s/>Bayered images are supported </text:span><text:span text:style-name="T15">and by default a faster but slightly lower quality debayering algorithm is used. <text:s/>Variable Number of Gradients (VNG) debayering can be selected manually and may result in a slightly sharper image with fewer artifacts, though is much slower than the default. </text:span><text:span text:style-name="T19">When a debayering option is manually selected, it will be remembered the next time AstraStack is run.</text:span><draw:frame draw:style-name="fr3" draw:name="Image6" text:anchor-type="char" svg:x="14.243cm" svg:y="4.396cm" svg:width="1.025cm" svg:height="0.788cm" draw:z-index="5"><draw:image xlink:href="Pictures/100000010000003400000028B24DE4EE.png" xlink:type="simple" xlink:show="embed" xlink:actuate="onLoad" draw:mime-type="image/png"/></draw:frame></text:p>
        </text:list-item>
      </text:list>
      <text:p text:style-name="P24"><text:span text:style-name="T19">O</text:span><text:span text:style-name="T3">ther options are available in the Preferences dialog which is located in the <text:s text:c="12"/>button.</text:span></text:p>
      <text:list text:style-name="L2">
        <text:list-item>
          <text:p text:style-name="P33"><text:span text:style-name="T20">CPUs:</text:span><text:span text:style-name="T3"> Same as above</text:span></text:p>
        </text:list-item>
        <text:list-item>
          <text:p text:style-name="P34">Theme:<text:span text:style-name="T3"> The theme of the application. <text:s/>This defaults to the system theme, but Dark mode can also be chosen if available.</text:span></text:p>
        </text:list-item>
      </text:list>
      <text:h text:style-name="P27" text:outline-level="2"><text:bookmark-start text:name="__RefHeading___Toc6837_50720242"/><text:soft-page-break/>Load Tab<text:bookmark-end text:name="__RefHeading___Toc6837_50720242"/></text:h>
      <text:p text:style-name="P9"><draw:frame draw:style-name="fr2" draw:name="Image2" text:anchor-type="as-char" svg:width="17.59cm" svg:height="10.485cm" draw:z-index="1"><draw:image xlink:href="Pictures/1000000100000500000002F519BFCBB5.png" xlink:type="simple" xlink:show="embed" xlink:actuate="onLoad" draw:mime-type="image/png"/></draw:frame></text:p>
      <text:p text:style-name="P10">The load tab is where you will open a file to process. <text:s/>There are <text:span text:style-name="T60">three </text:span>way<text:span text:style-name="T60">s</text:span> of opening files:</text:p>
      <text:list text:style-name="L3">
        <text:list-item>
          <text:p text:style-name="P48"><text:span text:style-name="T21">Open Video:</text:span><text:span text:style-name="T4"> Choose this option to open a video file to stack. <text:s/>Most common formats (avi, mov, mp4) and codecs should be supported.</text:span></text:p>
        </text:list-item>
        <text:list-item>
          <text:p text:style-name="P48"><text:span text:style-name="T21">Image Sequence:</text:span><text:span text:style-name="T4"> Choose this option to open multiple images to stack </text:span><text:span text:style-name="T5">images. <text:s/>Use the shift or ctrl button on the keyboard in the file chooser dialog to select multiple files. <text:s/>The files will ordered when loaded, so numbering the files like 0001.png ... 9999.png is recommended.</text:span></text:p>
        </text:list-item>
        <text:list-item>
          <text:p text:style-name="P35">Image:<text:span text:style-name="T3"> Choose this option to load a single image. <text:s/>This option skips the </text:span><text:span text:style-name="T6">a</text:span><text:span text:style-name="T3">lign &amp; </text:span><text:span text:style-name="T6">s</text:span><text:span text:style-name="T3">tack steps and goes straight to the </text:span><text:span text:style-name="T6">p</text:span><text:span text:style-name="T3">rocess Tab.</text:span></text:p>
        </text:list-item>
      </text:list>
      <text:p text:style-name="P20">When choosing option 1 or 2, the frames will be ranked based on their ‘sharpness’. <text:s/>The sharpest frame will be chosen as the default ‘reference frame’ going forward.</text:p>
      <text:h text:style-name="P28" text:outline-level="2"><text:bookmark-start text:name="__RefHeading___Toc6841_50720242"/><text:soft-page-break/>Align Tab<text:bookmark-end text:name="__RefHeading___Toc6841_50720242"/></text:h>
      <text:p text:style-name="P13"><draw:frame draw:style-name="fr1" draw:name="Image3" text:anchor-type="as-char" svg:width="17.59cm" svg:height="10.485cm" draw:z-index="2"><draw:image xlink:href="Pictures/1000000000000500000002F59102DE09.png" xlink:type="simple" xlink:show="embed" xlink:actuate="onLoad" draw:mime-type="image/png"/></draw:frame></text:p>
      <text:p text:style-name="P13">The align tab is where the alignment of the frames can be configured. <text:s/>The options are detailed below:</text:p>
      <text:list text:style-name="L4">
        <text:list-item>
          <text:p text:style-name="P49"><text:span text:style-name="T22">Video Trim:</text:span><text:span text:style-name="T6"> The start and end range can be specified. <text:s/>This can be useful if the beginning or end of the video is of poor quality, and will not be used while aligning.</text:span></text:p>
        </text:list-item>
        <text:list-item>
          <text:p text:style-name="P36">Reference Frame:<text:span text:style-name="T3"> This is the frame that will be used to compare all other frames with. <text:s/>Other frames will be translated so that they aligned with the reference frame, and are also ranked based on their similarity to the reference. <text:s/>Use the frame slider to select a frame and then click the </text:span><text:span text:style-name="T33">Set to current frame</text:span><text:span text:style-name="T36"> button. <text:s/>It is recommended to select the sharpest frame.</text:span></text:p>
        </text:list-item>
        <text:list-item>
          <text:p text:style-name="P50"><text:span text:style-name="T44">Drift Adjustment:</text:span><text:span text:style-name="T38"> If the object drifts across the frame, then </text:span><text:span text:style-name="T58">this</text:span><text:span text:style-name="T38"> can help get a more accurate alignment.</text:span></text:p>
          <text:list>
            <text:list-item>
              <text:p text:style-name="P50"><text:span text:style-name="T44">None:</text:span><text:span text:style-name="T38"> Do not do any drift adjustments</text:span></text:p>
            </text:list-item>
            <text:list-item>
              <text:p text:style-name="P50"><text:span text:style-name="T44">Center of Gravity:</text:span><text:span text:style-name="T38"> This option is good for planetary objects and will move the object roughly to the center of the frame. <text:s/>This probably will not work as well if at all for surfaces.</text:span></text:p>
            </text:list-item>
            <text:list-item>
              <text:p text:style-name="P37"><text:soft-page-break/><text:span text:style-name="T35">F</text:span><text:span text:style-name="T33">rame Delta:</text:span><text:span text:style-name="T36"> Uses frame by frame transformation deltas. <text:s/>This option is good for larger surfaces like lunar and deep space objects. <text:s/>It may also work on planetary objects, but probably not as good as center of gravity.</text:span></text:p>
            </text:list-item>
            <text:list-item>
              <text:p text:style-name="P50"><text:span text:style-name="T44">Manual:</text:span><text:span text:style-name="T38"> Two points can be set at the start and end position of the object. <text:s/>Click the </text:span><text:span text:style-name="T44">Select Point 1</text:span><text:span text:style-name="T38"> and then click on a feature of the object, and then do the same for the </text:span><text:span text:style-name="T44">Select Point 2</text:span><text:span text:style-name="T38"> button. <text:s/>You can use the frame slider to see how well the point follows object feature. <text:s/></text:span><text:span text:style-name="T40">The points don’t need to be exact</text:span><text:span text:style-name="T38"> since the alignment still occurs afterwords. <text:s/>To reset the points, right click the buttons. <text:s/></text:span><text:span text:style-name="T40">Note that the drifting does crop the stacked image.</text:span></text:p>
            </text:list-item>
          </text:list>
        </text:list-item>
        <text:list-item>
          <text:p text:style-name="P49"><text:span text:style-name="T44">Area of Interest:</text:span><text:span text:style-name="T38"> If you only want to align a certain portion of the frame, you can use this to draw a rectangle around the feature </text:span><text:span text:style-name="T37">you are focusing on. <text:s/>Click the </text:span><text:span text:style-name="T45">Draw Area</text:span><text:span text:style-name="T37"> button and then draw the rectangle on the frame. <text:s/>The area of interest will remain stationary unless drift adjustment points are specified. <text:s/>This area will also be used to determine the frame similarity. <text:s/></text:span><text:span text:style-name="T39">To reset the area of interest, right click the button. <text:s/>Note that this does not crop the frame.</text:span></text:p>
        </text:list-item>
        <text:list-item>
          <text:p text:style-name="P51"><text:span text:style-name="T45">Alignment:</text:span><text:span text:style-name="T37"> This determines what sort of </text:span><text:a xlink:type="simple" xlink:href="https://en.wikipedia.org/wiki/Affine_transformation#Image_transformation" text:style-name="Internet_20_link" text:visited-style-name="Visited_20_Internet_20_Link"><text:span text:style-name="T37">transformation</text:span></text:a><text:span text:style-name="T37"> will be applied for the alignment. <text:s/>The available options are:</text:span></text:p>
          <text:list>
            <text:list-item>
              <text:p text:style-name="P53"><text:span text:style-name="T43">None:</text:span><text:span text:style-name="T36"> will skip the alignment entirely. <text:s text:c="2"/>Useful for already aligned videos/sequences.</text:span></text:p>
            </text:list-item>
            <text:list-item>
              <text:p text:style-name="P54">Translation</text:p>
            </text:list-item>
            <text:list-item>
              <text:p text:style-name="P53"><text:span text:style-name="T43">Rigid Body</text:span><text:span text:style-name="T36"> (Translation + Rotation)</text:span></text:p>
            </text:list-item>
            <text:list-item>
              <text:p text:style-name="P53"><text:span text:style-name="T43">Scaled Rotation</text:span><text:span text:style-name="T36"> (Translation + Rotation + Scaling)</text:span></text:p>
            </text:list-item>
            <text:list-item>
              <text:p text:style-name="P53"><text:span text:style-name="T43">Affine</text:span><text:span text:style-name="T36"> (Translation + Rotation + Scaling + Shearing)</text:span></text:p>
            </text:list-item>
          </text:list>
          <text:p text:style-name="P55">Experimentation may be needed to determine the best option for each video.</text:p>
        </text:list-item>
        <text:list-item>
          <text:p text:style-name="P52"><text:span text:style-name="T45">Normalize:</text:span><text:span text:style-name="T37"> Choose this option if there is a difference in brightness between frames. <text:s/>This will help to reduce the impact of the brightness changes in particular with the frame similarity. <text:s/>This doesn’t actually change the </text:span><text:span text:style-name="T42">final </text:span><text:span text:style-name="T37">brightness when stacking, </text:span><text:span text:style-name="T42">and is only applied while calculating the alignment.</text:span></text:p>
        </text:list-item>
        <text:list-item>
          <text:p text:style-name="P38"><text:span text:style-name="T34">D</text:span><text:span text:style-name="T33">ilate: </text:span><text:span text:style-name="T36">This option will dilate (make larger) the brighter portions of the image. <text:s/>Useful for deep sky images where stars may be the only reference points. <text:s/>This doesn’t actually change the final appearance of the frames, and is only applied while calculating the alignment.</text:span></text:p>
        </text:list-item>
      </text:list>
      <text:p text:style-name="P14"><text:span text:style-name="T37">C</text:span><text:span text:style-name="T36">lick the </text:span><text:span text:style-name="T43">Align</text:span><text:span text:style-name="T36"> button to apply the alignment options to the frames. <text:s/></text:span><text:span text:style-name="T41">When complete the stack tab will be displayed.</text:span></text:p>
      <text:h text:style-name="P29" text:outline-level="2"><text:bookmark-start text:name="__RefHeading___Toc6843_50720242"/><text:soft-page-break/>Stack Tab<text:bookmark-end text:name="__RefHeading___Toc6843_50720242"/></text:h>
      <text:p text:style-name="P15"><draw:frame draw:style-name="fr1" draw:name="Image4" text:anchor-type="as-char" svg:width="17.59cm" svg:height="10.485cm" draw:z-index="3"><draw:image xlink:href="Pictures/1000000100000500000002F530CA4E56.png" xlink:type="simple" xlink:show="embed" xlink:actuate="onLoad" draw:mime-type="image/png"/></draw:frame></text:p>
      <text:p text:style-name="P15"><text:span text:style-name="T32">The </text:span><text:span text:style-name="T46">stack</text:span><text:span text:style-name="T32"> tab is where the </text:span><text:span text:style-name="T46">stacking</text:span><text:span text:style-name="T32"> of the frames can be configured. <text:s/></text:span><text:span text:style-name="T47">The frames are sorted based on their frame similarity to the reference frame.</text:span><text:span text:style-name="T32"> <text:s/>The options are detailed below:</text:span><text:span text:style-name="T46"> </text:span></text:p>
      <text:list text:style-name="L5">
        <text:list-item>
          <text:p text:style-name="P39">Scaling Factor:<text:span text:style-name="T3"> If you want to resize the image in addition to stacking, you can specify by how much to resize the image. <text:s/></text:span></text:p>
        </text:list-item>
        <text:list-item>
          <text:p text:style-name="P56"><text:span text:style-name="T23">Interpolation:</text:span><text:span text:style-name="T7"> Specifies the algorithm used for the transformation and </text:span><text:span text:style-name="T8">resizing</text:span><text:span text:style-name="T7">.</text:span></text:p>
          <text:list>
            <text:list-item>
              <text:p text:style-name="P56"><text:span text:style-name="T23">Nearest Neighbor:</text:span><text:span text:style-name="T7"> Fastest, but pixelated.</text:span></text:p>
            </text:list-item>
            <text:list-item>
              <text:p text:style-name="P56"><text:span text:style-name="T23">Bilinear:</text:span><text:span text:style-name="T7"> Fast, but may blur the image </text:span><text:span text:style-name="T8">slightly.</text:span></text:p>
            </text:list-item>
            <text:list-item>
              <text:p text:style-name="P56"><text:span text:style-name="T23">Bicubic:</text:span><text:span text:style-name="T7"> Slow, but sharper than Linear. <text:s/>May introduce ringing artifacts.</text:span></text:p>
            </text:list-item>
            <text:list-item>
              <text:p text:style-name="P56"><text:span text:style-name="T23">Lanczos:</text:span><text:span text:style-name="T7"> Slowest, but can be sharper than Bicubic. May introduce ripple artifacts.</text:span></text:p>
            </text:list-item>
          </text:list>
          <text:p text:style-name="P58"><text:span text:style-name="T7">E</text:span><text:span text:style-name="T3">xperimentation may be needed to determine the best option.</text:span></text:p>
        </text:list-item>
        <text:list-item>
          <text:p text:style-name="P40">Stack:<text:span text:style-name="T3"> Here you can specify how many frames to stack. <text:s/>You can either specify an absolute number of best frames, or the percentage of best frames.</text:span></text:p>
        </text:list-item>
        <text:list-item>
          <text:p text:style-name="P41">Frame Sort:<text:span text:style-name="T3"> Changes how the frames are sorted.</text:span></text:p>
          <text:list>
            <text:list-item>
              <text:p text:style-name="P57"><text:span text:style-name="T30">Similarity:</text:span><text:span text:style-name="T18"> </text:span><text:span text:style-name="T17">Sorts based on the similarity to the reference frame.</text:span></text:p>
            </text:list-item>
            <text:list-item>
              <text:p text:style-name="P57"><text:span text:style-name="T31">Quality:</text:span><text:span text:style-name="T17"> Sorts based on the quality of the frames</text:span></text:p>
            </text:list-item>
            <text:list-item>
              <text:p text:style-name="P57"><text:soft-page-break/><text:span text:style-name="T31">Similarity + Quality:</text:span><text:span text:style-name="T17"> Sorts based on both the similarity and quality.</text:span></text:p>
            </text:list-item>
          </text:list>
        </text:list-item>
        <text:list-item>
          <text:p text:style-name="P56"><text:span text:style-name="T20">Auto Crop:</text:span><text:span text:style-name="T3"> The alignment will typically crop the image to some extent depending on how much movement occurs. <text:s/>Uncheck this option to disable the cropping and use the reference frame as a ‘background’ to any part of the frame which is missing.</text:span></text:p>
        </text:list-item>
        <text:list-item>
          <text:p text:style-name="P42">Align RGB:<text:span text:style-name="T3"> Aligns the color channels of the image to reduce the effect of chromatic aberrations.</text:span></text:p>
        </text:list-item>
      </text:list>
      <text:p text:style-name="P11"><text:span text:style-name="T3">Click the </text:span>Stack<text:span text:style-name="T3"> button to apply the stack options to the frames. <text:s/>When complete, the process tab will be displayed.</text:span></text:p>
      <text:h text:style-name="P30" text:outline-level="2"><text:bookmark-start text:name="__RefHeading___Toc6848_50720242"/>Process Tab<text:bookmark-end text:name="__RefHeading___Toc6848_50720242"/></text:h>
      <text:p text:style-name="P17"><draw:frame draw:style-name="fr1" draw:name="Image5" text:anchor-type="as-char" svg:width="17.59cm" svg:height="10.622cm" draw:z-index="4"><draw:image xlink:href="Pictures/1000000100000500000002F56B20E447.png" xlink:type="simple" xlink:show="embed" xlink:actuate="onLoad" draw:mime-type="image/png"/></draw:frame></text:p>
      <text:p text:style-name="P16">The process tab allows for sharpening and other basic color &amp; brightness controls, as well as saving the image. <text:s/><text:span text:style-name="T48">The sharpening uses </text:span><text:a xlink:type="simple" xlink:href="https://en.wikipedia.org/wiki/Discrete_wavelet_transform" text:style-name="Internet_20_link" text:visited-style-name="Visited_20_Internet_20_Link"><text:span text:style-name="T48">wavelets</text:span></text:a><text:span text:style-name="T48">.</text:span></text:p>
      <text:list text:style-name="L6">
        <text:list-item>
          <text:p text:style-name="P43">Wavelets: <text:span text:style-name="T3">There are 5 levels of wavelets to choose from. <text:s/>The lower levels (ie. Level 1) are for enhancing fine details, while higher levels (ie. Level 5) are for enhancing the larger details. Which levels you use will </text:span><text:span text:style-name="T9">require experimentation. <text:s/>Generally it is best to start with layer 1 and continue down until the effects are no longer desirable.</text:span></text:p>
          <text:list>
            <text:list-item>
              <text:p text:style-name="P44">Level:<text:span text:style-name="T3"> The level of wavelet. <text:s/>Adjust the slider to increase the wavelet intensity. <text:s/>Uncheck the box next to the level to disable any changes to the layer.</text:span></text:p>
            </text:list-item>
            <text:list-item>
              <text:p text:style-name="P44"><text:soft-page-break/>Denoise:<text:span text:style-name="T3"> Applies a gaussian blur to the wavelet layer. <text:s/>The number represents the radius of the blur.</text:span></text:p>
            </text:list-item>
            <text:list-item>
              <text:p text:style-name="P59"><text:span text:style-name="T24">Sharpen:</text:span><text:span text:style-name="T9"> Applies an unsharp mask to the wavelet layer to make the wavelet appear </text:span><text:span text:style-name="T52">sharper</text:span><text:span text:style-name="T9">. This may introduce </text:span><text:span text:style-name="T11">slight</text:span><text:span text:style-name="T9"> ringing artifact</text:span><text:span text:style-name="T11">s</text:span><text:span text:style-name="T9">. <text:s/>The number represents the radius of the unsharp mask.</text:span></text:p>
            </text:list-item>
          </text:list>
        </text:list-item>
        <text:list-item>
          <text:p text:style-name="P60"><text:span text:style-name="T26">Deblur:</text:span><text:span text:style-name="T11"> Applies a </text:span><text:a xlink:type="simple" xlink:href="https://en.wikipedia.org/wiki/Wiener_deconvolution" text:style-name="Internet_20_link" text:visited-style-name="Visited_20_Internet_20_Link"><text:span text:style-name="T11">Wiener </text:span><text:span text:style-name="T12">D</text:span><text:span text:style-name="T11">econvolution</text:span></text:a><text:span text:style-name="T11"> filter to the image.</text:span><text:span text:style-name="T12"> <text:s/>This can be used to adjust for imperfect focus, seeing or motion blur. <text:s/>The deblur uses a </text:span><text:a xlink:type="simple" xlink:href="https://en.wikipedia.org/wiki/Point_spread_function" text:style-name="Internet_20_link" text:visited-style-name="Visited_20_Internet_20_Link"><text:span text:style-name="T12">Point Spread Function</text:span></text:a><text:span text:style-name="T12"> (PSF) which can be configured with 4 different types of PSF</text:span><text:span text:style-name="T49">.</text:span></text:p>
          <text:list>
            <text:list-item>
              <text:p text:style-name="P45">Circular:<text:span text:style-name="T3"> </text:span><text:span text:style-name="T12">A circle with a given radius.</text:span></text:p>
            </text:list-item>
            <text:list-item>
              <text:p text:style-name="P61"><text:span text:style-name="T27">Gaussian:</text:span><text:span text:style-name="T12"> A Gaussian/</text:span><text:a xlink:type="simple" xlink:href="https://en.wikipedia.org/wiki/Moffat_distribution" text:style-name="Internet_20_link" text:visited-style-name="Visited_20_Internet_20_Link"><text:span text:style-name="T12">Moffat</text:span></text:a><text:span text:style-name="T12"> distribution with a given radius and spread. </text:span><text:span text:style-name="T50">Generally speaking lower spreads would represent the best seeing conditions, and the higher values would be poor seeing.</text:span></text:p>
            </text:list-item>
            <text:list-item>
              <text:p text:style-name="P61"><text:span text:style-name="T56">Linear:</text:span><text:span text:style-name="T50"> If Circular and Gaussian are not specified then this will behave a simple line segment with a given distance and angle. <text:s/>If Circular or Gaussian are specified though it will stretch the PSF by the given amount and angle. <text:s/>This can be used to account for small amounts of motion blur. <text:s/>This probably won’t work well for large amounts of motion blur however.</text:span></text:p>
            </text:list-item>
            <text:list-item>
              <text:p text:style-name="P62"><text:span text:style-name="T56">Custom:</text:span><text:span text:style-name="T50"> A custom image representing the PSF can be selected from your computer. <text:s/>The image can be no larger than 100x100.</text:span></text:p>
            </text:list-item>
          </text:list>
          <text:p text:style-name="P65">Each type of PSF has an amount which is the strength of the deblur. <text:s/>Higher values will result in a sharper image, but can add noise. <text:s/>Values below about 10 will actually result in a blur, which could actually be used as a denoise instead of a deblur. <text:s/>With deblurring there is typically a sweet spot for the radius value where if it is too low or too high it will not look right, so treat the radius slider almost like a focuser knob <text:span text:style-name="T59">and</text:span> slide it left/right until it looks sharpest. <text:s/>Results may vary but sometimes just a slight amount of Gaussian deblur can boost the sharpness.</text:p>
        </text:list-item>
        <text:list-item>
          <text:p text:style-name="P66">Dering:<text:span text:style-name="T3"> Used primary to create a star mask to the image where areas of high contrast (ie. Stars) will be excluded from the wavelets and debluring. <text:s/>The following options are available</text:span></text:p>
          <text:list>
            <text:list-item>
              <text:p text:style-name="P66">Adaptive threshold:<text:span text:style-name="T3"> Raise this value to ignore areas of high contrast areas when sharpening.</text:span></text:p>
            </text:list-item>
            <text:list-item>
              <text:p text:style-name="P63"><text:span text:style-name="T57">Dark threshold:</text:span><text:span text:style-name="T55"> Raise this value to ignore dark areas when sharpening.</text:span></text:p>
            </text:list-item>
            <text:list-item>
              <text:p text:style-name="P63"><text:span text:style-name="T57">Bright threshold:</text:span><text:span text:style-name="T55"> Raise this value to ignore bright areas when sharpening.</text:span></text:p>
            </text:list-item>
            <text:list-item>
              <text:p text:style-name="P67"><text:span text:style-name="T20">Size:</text:span> <text:span text:style-name="T3">Grows the area ignored by the dark/bright thresholds.</text:span></text:p>
            </text:list-item>
            <text:list-item>
              <text:p text:style-name="P46">Blend: <text:span text:style-name="T3">How much to blend the mask.</text:span></text:p>
            </text:list-item>
            <text:list-item>
              <text:p text:style-name="P46"><text:soft-page-break/>Only show mask:<text:span text:style-name="T3"> Show the resulting mask in the image frame.</text:span></text:p>
            </text:list-item>
          </text:list>
        </text:list-item>
        <text:list-item>
          <text:p text:style-name="P44">Colors &amp; Brightness</text:p>
          <text:list>
            <text:list-item>
              <text:p text:style-name="P44">Black Level:<text:span text:style-name="T3"> Controls the where the black level is. <text:s/>Increasing this value darkens the overall image.</text:span></text:p>
            </text:list-item>
            <text:list-item>
              <text:p text:style-name="P44">Gamma: <text:span text:style-name="T3">Controls the mid-tones of the image.</text:span></text:p>
            </text:list-item>
            <text:list-item>
              <text:p text:style-name="P59"><text:span text:style-name="T24">Value: </text:span><text:span text:style-name="T9">Adjusts the brightness of the image.</text:span></text:p>
            </text:list-item>
            <text:list-item>
              <text:p text:style-name="P47">Red:<text:span text:style-name="T3"> Adjusts the red intensity.</text:span></text:p>
            </text:list-item>
            <text:list-item>
              <text:p text:style-name="P64"><text:span text:style-name="T25">Green:</text:span><text:span text:style-name="T10"> Adjusts the green intensity.</text:span></text:p>
            </text:list-item>
            <text:list-item>
              <text:p text:style-name="P64"><text:span text:style-name="T25">Blue:</text:span><text:span text:style-name="T10"> Adjusts the blue intensity.</text:span></text:p>
            </text:list-item>
            <text:list-item>
              <text:p text:style-name="P47">Saturation:<text:span text:style-name="T3"> Adjusts the color intensity.</text:span></text:p>
            </text:list-item>
          </text:list>
        </text:list-item>
      </text:list>
      <text:p text:style-name="P21"><text:span text:style-name="T10">Click the</text:span><text:span text:style-name="T25"> Save</text:span><text:span text:style-name="T10"> button to save the final processed image.</text:span><text:span text:style-name="T25"> </text:span></text:p>
      <text:p text:style-name="P22"><text:span text:style-name="T13">On the save screen there is an option to save as an 8-bit/channel image (default), or a 16-bit/channel image. <text:s/>If you plan on processing the image further at a later date, then 16-bit would be the option to go with, but if it is the final image, then 8-bit would be perfectly fine. <text:s/>Note that for 16-bit images, only </text:span><text:span text:style-name="T51">PNG</text:span><text:span text:style-name="T13"> and </text:span><text:span text:style-name="T51">TIFF</text:span><text:span text:style-name="T13"> images are supported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8T21:12:20.385148029</meta:creation-date>
    <dc:date>2025-11-12T12:59:19.430507857</dc:date>
    <meta:editing-duration>PT1H20M2S</meta:editing-duration>
    <meta:editing-cycles>28</meta:editing-cycles>
    <meta:generator>LibreOffice/24.2.7.2$Linux_X86_64 LibreOffice_project/420$Build-2</meta:generator>
    <meta:document-statistic meta:table-count="0" meta:image-count="6" meta:object-count="0" meta:page-count="10" meta:paragraph-count="99" meta:word-count="1994" meta:character-count="11307" meta:non-whitespace-character-count="9390"/>
  </office:meta>
</office:document-meta>
</file>